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center" style:justify-single-word="false"/>
      <style:text-properties fo:font-size="18pt" fo:font-style="italic" style:text-underline-style="solid" style:text-underline-width="auto" style:text-underline-color="font-color" style:font-size-asian="18pt" style:font-style-asian="italic" style:font-size-complex="18pt" style:font-style-complex="italic"/>
    </style:style>
    <style:style style:name="P3" style:family="paragraph" style:parent-style-name="Standard">
      <style:paragraph-properties fo:text-align="center" style:justify-single-word="false"/>
      <style:text-properties fo:font-size="18pt" fo:font-style="normal" style:text-underline-style="none" style:font-size-asian="18pt" style:font-style-asian="normal" style:font-size-complex="18pt" style:font-style-complex="normal"/>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6" style:family="paragraph" style:parent-style-name="Standard" style:list-style-name="L2">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7" style:family="paragraph" style:parent-style-name="Standard" style:list-style-name="L3">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8"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 1</text:p>
      <text:p text:style-name="P1"/>
      <text:p text:style-name="P2">Scene 1: Trouble in Two Ford</text:p>
      <text:p text:style-name="P3"/>
      <text:list xml:id="list5753175592694660622" text:style-name="L1">
        <text:list-header>
          <text:p text:style-name="P5">Quest</text:p>
          <text:p text:style-name="P5"/>
        </text:list-header>
        <text:list-item>
          <text:p text:style-name="P8">PCs in Two Ford introduced one-by-one</text:p>
        </text:list-item>
        <text:list-item>
          <text:p text:style-name="P8">Survive the attack</text:p>
          <text:p text:style-name="P5"/>
          <text:p text:style-name="P5">NPCs</text:p>
          <text:p text:style-name="P5"/>
        </text:list-item>
        <text:list-item>
          <text:p text:style-name="P8">Grant Scramblewise and Mimeo</text:p>
        </text:list-item>
        <text:list-item>
          <text:p text:style-name="P8">Old Peculiar Convoy</text:p>
          <text:list>
            <text:list-item>
              <text:p text:style-name="P8">Eldeth Skrangval (Wood Elf, Ranger)</text:p>
            </text:list-item>
            <text:list-item>
              <text:p text:style-name="P8">Bajok Jask (Goliath, Barbarian)</text:p>
            </text:list-item>
            <text:list-item>
              <text:p text:style-name="P8">Dweomer Keth (Gnome, Rogue)</text:p>
            </text:list-item>
            <text:list-item>
              <text:p text:style-name="P8">Grinnus Mishann (Human, Driver)</text:p>
            </text:list-item>
          </text:list>
        </text:list-item>
        <text:list-item>
          <text:p text:style-name="P8">Marshalls</text:p>
        </text:list-item>
      </text:list>
      <text:p text:style-name="P4"/>
      <text:p text:style-name="P4"><text:tab/><text:span text:style-name="T1">Events</text:span></text:p>
      <text:p text:style-name="P4"/>
      <text:list xml:id="list3441524036255202883" text:style-name="L2">
        <text:list-item>
          <text:p text:style-name="P10">Snas Damsu approaches the Old Peculiar Convoy</text:p>
          <text:list>
            <text:list-item>
              <text:p text:style-name="P9">Couple people standing by it</text:p>
              <text:list>
                <text:list-item>
                  <text:p text:style-name="P9">Elf, Goliath, Gnome, Human shooting the shit, kinda limbering up, jogging in place doing that kind of thing, wearing fairly chic outdoor summerwear, with the Old Peculiar logo</text:p>
                </text:list-item>
                <text:list-item>
                  <text:p text:style-name="P9">Goliath is the husband of the therapist Jasmine met (wife Gruuna)</text:p>
                </text:list-item>
              </text:list>
            </text:list-item>
          </text:list>
        </text:list-item>
        <text:list-item>
          <text:p text:style-name="P10">Thom Dratch<text:span text:style-name="T2"> </text:span>emerges from the Two Ford Inn looking for Darsis, sees Snas at the Convoy</text:p>
          <text:list>
            <text:list-item>
              <text:p text:style-name="P9">He talks to Snas and the convoy a bit</text:p>
            </text:list-item>
          </text:list>
        </text:list-item>
        <text:list-item>
          <text:p text:style-name="P10">Commotion &gt; Horse &gt; Scream &gt; Thwip &gt; Horse falls</text:p>
        </text:list-item>
        <text:list-item>
          <text:p text:style-name="P10">From a nearby porch, Faceless sees a horse run into town, and get hit by a crossbow bolt which brings it down. </text:p>
          <text:list>
            <text:list-item>
              <text:p text:style-name="P9">The two hooded figures riding the horse go flying and spill onto the ground. </text:p>
            </text:list-item>
            <text:list-item>
              <text:p text:style-name="P9">A horn sounds, followed by the croak of the Shadow Dragon, as a shadow bolts across the ground, then three shadows are left behind, two circling, one growing larger</text:p>
            </text:list-item>
            <text:list-item>
              <text:p text:style-name="P9">Three kobolds, two flying, one plummeting towards the fallen figures, bringing it's arm back to throw the spear in it's hand</text:p>
            </text:list-item>
          </text:list>
        </text:list-item>
        <text:list-item>
          <text:p text:style-name="P10">Round of Combat</text:p>
          <text:list>
            <text:list-item>
              <text:p text:style-name="P9">Faceless, Snas, Thom...</text:p>
            </text:list-item>
          </text:list>
        </text:list-item>
        <text:list-item>
          <text:p text:style-name="P10">...ENTER SALAL!</text:p>
          <text:list>
            <text:list-item>
              <text:p text:style-name="P9">Describe the scene from the horse's point of view</text:p>
              <text:list>
                <text:list-item>
                  <text:p text:style-name="P9">mention the crossbow bolt</text:p>
                </text:list-item>
              </text:list>
            </text:list-item>
          </text:list>
        </text:list-item>
        <text:list-item>
          <text:p text:style-name="P10">Battle Intensifies</text:p>
          <text:list>
            <text:list-item>
              <text:p text:style-name="P9">Direwolf &gt; Bugbear &gt; Mutating Hobgoblin</text:p>
              <text:list>
                <text:list-item>
                  <text:p text:style-name="P9">Mutating characters will say things about brotherhood, making father proud, join us, etc.</text:p>
                </text:list-item>
              </text:list>
            </text:list-item>
          </text:list>
        </text:list-item>
        <text:list-item>
          <text:p text:style-name="P10">Ogrillon Ogre roars, and charges</text:p>
          <text:list>
            <text:list-item>
              <text:p text:style-name="P9"><text:soft-page-break/>Marshalls join</text:p>
              <text:list>
                <text:list-item>
                  <text:p text:style-name="P9">If Snas has tried to run, the Ogre is in his path, and charges toward him</text:p>
                </text:list-item>
                <text:list-item>
                  <text:p text:style-name="P9">Ajavelin flies at the Ogre from out of nowhere and, following right behind it, the Guard Captain leaping with a Long Sword, </text:p>
                </text:list-item>
                <text:list-item>
                  <text:p text:style-name="P9">2 more Guards follow the captain to mob the Ogre</text:p>
                  <text:list>
                    <text:list-item>
                      <text:p text:style-name="P9">If Snas is in the path, the Guards and Ogre all tumble into him and they all fall Prone</text:p>
                    </text:list-item>
                  </text:list>
                </text:list-item>
              </text:list>
            </text:list-item>
          </text:list>
        </text:list-item>
        <text:list-item>
          <text:p text:style-name="P10">2 other Guards join the PCs in the main fight</text:p>
        </text:list-item>
        <text:list-item>
          <text:p text:style-name="P10">At the end of the round, the Shadow Dragon Arrives</text:p>
          <text:list>
            <text:list-item>
              <text:p text:style-name="P9">You hear it's croak and see what at first looks like a massive black shadow floating towards you, but as it approaches you can make out the scales and wings of a raging beast</text:p>
            </text:list-item>
            <text:list-item>
              <text:p text:style-name="P9">It's charging at full speed, but in an instant it spreads it's wings, which blot out the sun and send a gust of wind that nearly sweeps you off your feet</text:p>
            </text:list-item>
            <text:list-item>
              <text:p text:style-name="P9">As it croaks and raises it's head, it's black scales seem to eat the sunlight around the edges of its neck as you realize its scaly flesh seems to be rippling upward towards its head</text:p>
            </text:list-item>
            <text:list-item>
              <text:p text:style-name="P9">As the crooked daggers of it's teeth begin to pull away from one another, you can see a dim blue glow beginning to pulse and intensity</text:p>
            </text:list-item>
          </text:list>
        </text:list-item>
        <text:list-item>
          <text:p text:style-name="P10"><text:s/>ENTER NYX!</text:p>
          <text:list>
            <text:list-item>
              <text:p text:style-name="P9">Walking towards Two Ford, hears the long sickening croak of the Shadow Dragon just before hearing a whoosh as a shadow passes that makes it feel like the sun just blinked</text:p>
            </text:list-item>
            <text:list-item>
              <text:p text:style-name="P9">The croak sounds again, this time growing in intensity as it mingles with what sounds like screams</text:p>
            </text:list-item>
          </text:list>
        </text:list-item>
        <text:list-item>
          <text:p text:style-name="P10">Battle continues with Nyx</text:p>
        </text:list-item>
        <text:list-item>
          <text:p text:style-name="P10">Eventually, in the chaos, a Guard grabs Snas, and...</text:p>
        </text:list-item>
        <text:list-item>
          <text:p text:style-name="P10">...ENTER GRANT!</text:p>
          <text:list>
            <text:list-item>
              <text:p text:style-name="P9">“Put him down you fascist fuck! Mimeo! GET HIM!!!”</text:p>
            </text:list-item>
            <text:list-item>
              <text:p text:style-name="P9">Marshall is hit in the face by a bag</text:p>
            </text:list-item>
            <text:list-item>
              <text:p text:style-name="P9">Leaps onto the Dragon using Adhesive</text:p>
            </text:list-item>
          </text:list>
        </text:list-item>
        <text:list-item>
          <text:p text:style-name="P10">Battle continues until everyone other than the PCs and Grant are either dead or knocked out</text:p>
        </text:list-item>
        <text:list-item>
          <text:p text:style-name="P10">PCs hear wheezing, gasping, and coughing, and see Grant struggling to catch his breath</text:p>
          <text:list>
            <text:list-item>
              <text:p text:style-name="P10"><text:span text:style-name="T2">PCs can make a Medicine check to diagnose and help him</text:span></text:p>
            </text:list-item>
            <text:list-item>
              <text:p text:style-name="P9">Otherwise, Mimeo will rush over and whip around Grant's face like a mask, which will slowly calm his breathing</text:p>
              <text:list>
                <text:list-item>
                  <text:p text:style-name="P9">“Thanks buddy”</text:p>
                </text:list-item>
              </text:list>
            </text:list-item>
          </text:list>
        </text:list-item>
        <text:list-item>
          <text:p text:style-name="P10">You hear a groan from one of the Guards, and see the Captain begin to stir.</text:p>
          <text:list>
            <text:list-item>
              <text:p text:style-name="P9">This catches Grant's attention, and he comments on how bad this looks, suggesting they get out of dodge</text:p>
            </text:list-item>
            <text:list-item>
              <text:p text:style-name="P9">If the PCs don't listen, they'll see - or Grant will direct their attention to - some townspeople speaking to a couple Marshalls and pointing at them</text:p>
            </text:list-item>
          </text:list>
        </text:list-item>
      </text:list>
      <text:p text:style-name="P4"/>
      <text:list xml:id="list36444415" text:continue-numbering="true" text:style-name="L2">
        <text:list-header>
          <text:p text:style-name="P6">Encounter Monsters</text:p>
          <text:p text:style-name="P6"/>
        </text:list-header>
      </text:list>
      <text:list xml:id="list7516527737936667119" text:style-name="L3">
        <text:list-item>
          <text:p text:style-name="P7">Sons of Vecna</text:p>
          <text:list>
            <text:list-item>
              <text:p text:style-name="P12">Kobolds</text:p>
              <text:list>
                <text:list-item>
                  <text:p text:style-name="P12">Winged (x3) (185)</text:p>
                </text:list-item>
                <text:list-item>
                  <text:p text:style-name="P12">Warrior (x4) (185)</text:p>
                </text:list-item>
              </text:list>
            </text:list-item>
            <text:list-item>
              <text:p text:style-name="P12">Mutating Direwolf (352)</text:p>
              <text:list>
                <text:list-item>
                  <text:p text:style-name="P12"><text:soft-page-break/>&gt; Worg (335)</text:p>
                </text:list-item>
                <text:list-item>
                  <text:p text:style-name="P12">&gt; Death Dog (91)</text:p>
                </text:list-item>
              </text:list>
            </text:list-item>
            <text:list-item>
              <text:p text:style-name="P12">Bugbear Warrior (62)</text:p>
            </text:list-item>
            <text:list-item>
              <text:p text:style-name="P12">Mutating Hobgoblin Warrior (170)</text:p>
              <text:list>
                <text:list-item>
                  <text:p text:style-name="P12">&gt; Ogrillon Ogre (231)</text:p>
                </text:list-item>
              </text:list>
            </text:list-item>
            <text:list-item>
              <text:p text:style-name="P12">Ogrillon Ogre (231)</text:p>
            </text:list-item>
            <text:list-item>
              <text:p text:style-name="P12">Juvenile Shadow Dragon (275)</text:p>
            </text:list-item>
          </text:list>
        </text:list-item>
        <text:list-item>
          <text:p text:style-name="P7">Marshalls</text:p>
          <text:list>
            <text:list-item>
              <text:p text:style-name="P12">Guard Captain (162)</text:p>
            </text:list-item>
            <text:list-item>
              <text:p text:style-name="P12">Guard (x4) (162)</text:p>
            </text:list-item>
          </text:list>
        </text:list-item>
      </text:list>
      <text:p text:style-name="P11"/>
      <text:p text:style-name="P11"/>
      <text:p text:style-name="P11"/>
      <text:p text:style-name="P11"><text:tab/></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7-15T09:02:53.97</meta:creation-date>
    <meta:generator>OpenOffice/4.1.15$Win32 OpenOffice.org_project/4115m2$Build-9813</meta:generator>
    <dc:date>2025-07-15T16:17:40.03</dc:date>
    <dc:creator>Paul Paroczai</dc:creator>
    <meta:editing-duration>PT5H38M43S</meta:editing-duration>
    <meta:editing-cycles>47</meta:editing-cycles>
    <meta:document-statistic meta:table-count="0" meta:image-count="0" meta:object-count="0" meta:page-count="3" meta:paragraph-count="79" meta:word-count="814" meta:character-count="4278"/>
  </office:meta>
</office:document-meta>
</file>